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0000">
        <style:background-image/>
      </style:paragraph-properties>
    </style:style>
    <style:style style:name="P18" style:family="paragraph" style:parent-style-name="Table_20_Contents">
      <style:paragraph-properties fo:background-color="#ffff0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 <text:s/>(Currently works at 25 kHz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5" office:value-type="string">
            <text:p text:style-name="P14">Inwork</text:p>
          </table:table-cell>
          <table:table-cell table:style-name="Table3.C5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5" office:value-type="string">
            <text:p text:style-name="P18">Inwork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7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7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15T11:20:18</dc:date>
    <meta:editing-duration>PT47M57S</meta:editing-duration>
    <meta:editing-cycles>14</meta:editing-cycles>
    <meta:generator>LibreOffice/3.5$Linux_X86_64 LibreOffice_project/350m1$Build-2</meta:generator>
    <meta:print-date>2013-01-08T15:40:59</meta:print-date>
    <meta:document-statistic meta:table-count="10" meta:image-count="0" meta:object-count="0" meta:page-count="5" meta:paragraph-count="176" meta:word-count="333" meta:character-count="1974" meta:non-whitespace-character-count="1811"/>
  </office:meta>
</office:document-meta>
</file>